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</office:automatic-styles>
  <office:body>
    <office:text>
      <text:p text:style-name="Normal">La noche ya formaba su pantanoso charco</text:p>
      <text:p text:style-name="Normal">de vagas ilusiones. Y entre tus negras manos</text:p>
      <text:p text:style-name="Normal">se urdía <text:span text:style-name="T1">esa</text:span> palabra, de <text:span text:style-name="T1">aquel</text:span> idioma parco</text:p>
      <text:p text:style-name="Normal">que acaso es el idioma de todos los pantanos.</text:p>
      <text:p text:style-name="Normal"/>
      <text:p text:style-name="Normal">Y fue en esa palabra, y fue en ese lenguaje,</text:p>
      <text:p text:style-name="Normal">donde intuí un presagio de vastas soledades:</text:p>
      <text:p text:style-name="Normal">ambigüas inminencias, sospechas, oleajes</text:p>
      <text:p text:style-name="Normal">que han de inundar un día la faz de las ciudades.</text:p>
      <text:p text:style-name="Normal"/>
      <text:p text:style-name="Normal">¿Esto es la vida entonces? ¿Sembrar el propio pecho</text:p>
      <text:p text:style-name="Normal">de cóncavas ausencias, de estúpidas angustias?</text:p>
      <text:p text:style-name="Normal">¿Hacer de nuestro cuerpo un último barbecho</text:p>
      <text:p text:style-name="Normal">donde las flores nacen tan sólo si son mustias?<text:line-break/></text:p>
      <text:p text:style-name="Normal">Me cansa esta constante floración de vacíos</text:p>
      <text:p text:style-name="Normal">que obramos con las manos, cual pobre jardinero</text:p>
      <text:p text:style-name="Normal">que sembrara azucenas de pétalos sombríos</text:p>
      <text:p text:style-name="Normal">con silencioso orgullo, con miserable esmero.</text:p>
      <text:p text:style-name="Normal"/>
      <text:p text:style-name="Normal">Me cansta esta pasión plomiza y cenicienta</text:p>
      <text:p text:style-name="Normal">que insiste con volverse más ciega y más sombría.</text:p>
      <text:p text:style-name="Normal">Y me cansa esta sangre que fluye y no calienta</text:p>
      <text:p text:style-name="Normal">la humilde desnudez final de mi agonía.<text:line-break/></text:p>
      <text:p text:style-name="Normal">Quisiera—lo confieso—el vértigo y la espera</text:p>
      <text:p text:style-name="Normal">que imagino que siente aquello que no existe.</text:p>
      <text:p text:style-name="Normal">Quisiera verlo todo distante, desde afuera,</text:p>
      <text:p text:style-name="Normal">como un perro que duerme serenamente triste.<text:line-break/></text:p>
      <text:p text:style-name="Normal">De esa manera existes, recóndita y oscura,</text:p>
      <text:p text:style-name="Normal">hoy que me has develado la turbia profecía.</text:p>
      <text:p text:style-name="Normal">Tu adiós, en su lenguaje, me jura y me perjura</text:p>
      <text:p text:style-name="Normal">que es plácida la noche que se devora al día.</text:p>
      <text:p text:style-name="Normal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